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31c" officeooo:paragraph-rsid="000833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dlpy2) raj@raj-desktop:~/Dropbox/files/EmoryUni/Lab_SourceCode/histoclassifier/multiclassifier$ python train.py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Going to read training images</text:p>
      <text:p text:style-name="P1">Now going to read Blood files (Index: 0)</text:p>
      <text:p text:style-name="P1">Now going to read Control files (Index: 1)</text:p>
      <text:p text:style-name="P1">Now going to read BloodInk files (Index: 2)</text:p>
      <text:p text:style-name="P1">Now going to read Ink files (Index: 3)</text:p>
      <text:p text:style-name="P1">Complete reading input data. Will Now print a snippet of it</text:p>
      <text:p text:style-name="P1">Number of files in Training-set:<text:tab/><text:tab/>256</text:p>
      <text:p text:style-name="P1">Number of files in Validation-set:<text:tab/>64</text:p>
      <text:p text:style-name="P1">2018-05-23 14:54:13.035157: I tensorflow/core/platform/cpu_feature_guard.cc:140] Your CPU supports instructions that this TensorFlow binary was not compiled to use: FMA</text:p>
      <text:p text:style-name="P1">WARNING:tensorflow:From train.py:44: calling argmax (from tensorflow.python.ops.math_ops) with dimension is deprecated and will be removed in a future version.</text:p>
      <text:p text:style-name="P1">Instructions for updating:</text:p>
      <text:p text:style-name="P1">Use the `axis` argument instead</text:p>
      <text:p text:style-name="P1">WARNING:tensorflow:From train.py:160: softmax_cross_entropy_with_logits (from tensorflow.python.ops.nn_ops) is deprecated and will be removed in a future version.</text:p>
      <text:p text:style-name="P1">Instructions for updating:</text:p>
      <text:p text:style-name="P1"/>
      <text:p text:style-name="P1">Future major versions of TensorFlow will allow gradients to flow</text:p>
      <text:p text:style-name="P1">into the labels input on backprop by default.</text:p>
      <text:p text:style-name="P1"/>
      <text:p text:style-name="P1">See @{tf.nn.softmax_cross_entropy_with_logits_v2}.</text:p>
      <text:p text:style-name="P1"/>
      <text:p text:style-name="P1">Training Epoch 1 --- Training Accuracy: <text:s/>40.0%, Validation Accuracy: <text:s text:c="2"/>0.0%, <text:s/>Validation Loss: 1.425</text:p>
      <text:p text:style-name="P1">Training Epoch 2 --- Training Accuracy: <text:s/>40.0%, Validation Accuracy: <text:s/>10.0%, <text:s/>Validation Loss: 1.404</text:p>
      <text:p text:style-name="P1">Training Epoch 3 --- Training Accuracy: <text:s/>40.0%, Validation Accuracy: <text:s/>30.0%, <text:s/>Validation Loss: 1.385</text:p>
      <text:p text:style-name="P1">Training Epoch 4 --- Training Accuracy: <text:s/>40.0%, Validation Accuracy: <text:s/>30.0%, <text:s/>Validation Loss: 1.376</text:p>
      <text:p text:style-name="P1">Training Epoch 5 --- Training Accuracy: <text:s/>40.0%, Validation Accuracy: <text:s/>10.0%, <text:s/>Validation Loss: 1.390</text:p>
      <text:p text:style-name="P1">Training Epoch 6 --- Training Accuracy: <text:s/>40.0%, Validation Accuracy: <text:s/>10.0%, <text:s/>Validation Loss: 1.393</text:p>
      <text:p text:style-name="P1">Training Epoch 7 --- Training Accuracy: <text:s/>40.0%, Validation Accuracy: <text:s text:c="2"/>0.0%, <text:s/>Validation Loss: 1.403</text:p>
      <text:p text:style-name="P1">Training Epoch 8 --- Training Accuracy: <text:s/>40.0%, Validation Accuracy: <text:s/>10.0%, <text:s/>Validation Loss: 1.396</text:p>
      <text:p text:style-name="P1">Training Epoch 9 --- Training Accuracy: <text:s/>40.0%, Validation Accuracy: <text:s/>30.0%, <text:s/>Validation Loss: 1.381</text:p>
      <text:p text:style-name="P1">Training Epoch 10 --- Training Accuracy: <text:s/>40.0%, Validation Accuracy: <text:s/>30.0%, <text:s/>Validation Loss: 1.372</text:p>
      <text:p text:style-name="P1">Training Epoch 11 --- Training Accuracy: <text:s/>40.0%, Validation Accuracy: <text:s/>10.0%, <text:s/>Validation Loss: 1.389</text:p>
      <text:p text:style-name="P1">Training Epoch 12 --- Training Accuracy: <text:s/>40.0%, Validation Accuracy: <text:s/>10.0%, <text:s/>Validation Loss: 1.390</text:p>
      <text:p text:style-name="P1">Training Epoch 13 --- Training Accuracy: <text:s/>50.0%, Validation Accuracy: <text:s/>20.0%, <text:s/>Validation Loss: 1.396</text:p>
      <text:p text:style-name="P1">Training Epoch 14 --- Training Accuracy: <text:s/>50.0%, Validation Accuracy: <text:s/>20.0%, <text:s/>Validation Loss: 1.391</text:p>
      <text:p text:style-name="P1">Training Epoch 15 --- Training Accuracy: <text:s/>50.0%, Validation Accuracy: <text:s/>40.0%, <text:s/>Validation Loss: 1.376</text:p>
      <text:p text:style-name="P1">Training Epoch 16 --- Training Accuracy: <text:s/>50.0%, Validation Accuracy: <text:s/>30.0%, <text:s/>Validation Loss: 1.372</text:p>
      <text:p text:style-name="P1">Training Epoch 17 --- Training Accuracy: <text:s/>50.0%, Validation Accuracy: <text:s/>10.0%, <text:s/>Validation Loss: 1.387</text:p>
      <text:p text:style-name="P1">Training Epoch 18 --- Training Accuracy: <text:s/>50.0%, Validation Accuracy: <text:s/>10.0%, <text:s/>Validation Loss: 1.387</text:p>
      <text:p text:style-name="P1">Training Epoch 19 --- Training Accuracy: <text:s/>50.0%, Validation Accuracy: <text:s/>40.0%, <text:s/>Validation Loss: 1.382</text:p>
      <text:p text:style-name="P1">Training Epoch 20 --- Training Accuracy: <text:s/>50.0%, Validation Accuracy: <text:s/>30.0%, <text:s/>Validation Loss: 1.383</text:p>
      <text:p text:style-name="P1"><text:soft-page-break/>Training Epoch 21 --- Training Accuracy: <text:s/>50.0%, Validation Accuracy: <text:s/>40.0%, <text:s/>Validation Loss: 1.369</text:p>
      <text:p text:style-name="P1">Training Epoch 22 --- Training Accuracy: <text:s/>50.0%, Validation Accuracy: <text:s/>30.0%, <text:s/>Validation Loss: 1.371</text:p>
      <text:p text:style-name="P1">Training Epoch 23 --- Training Accuracy: <text:s/>50.0%, Validation Accuracy: <text:s/>10.0%, <text:s/>Validation Loss: 1.386</text:p>
      <text:p text:style-name="P1">Training Epoch 24 --- Training Accuracy: <text:s/>50.0%, Validation Accuracy: <text:s/>10.0%, <text:s/>Validation Loss: 1.384</text:p>
      <text:p text:style-name="P1">Training Epoch 25 --- Training Accuracy: <text:s/>50.0%, Validation Accuracy: <text:s/>60.0%, <text:s/>Validation Loss: 1.365</text:p>
      <text:p text:style-name="P1">Training Epoch 26 --- Training Accuracy: <text:s/>50.0%, Validation Accuracy: <text:s/>40.0%, <text:s/>Validation Loss: 1.374</text:p>
      <text:p text:style-name="P1">Training Epoch 27 --- Training Accuracy: <text:s/>50.0%, Validation Accuracy: <text:s/>40.0%, <text:s/>Validation Loss: 1.357</text:p>
      <text:p text:style-name="P1">Training Epoch 28 --- Training Accuracy: <text:s/>50.0%, Validation Accuracy: <text:s/>40.0%, <text:s/>Validation Loss: 1.368</text:p>
      <text:p text:style-name="P1">Training Epoch 29 --- Training Accuracy: <text:s/>50.0%, Validation Accuracy: <text:s/>30.0%, <text:s/>Validation Loss: 1.386</text:p>
      <text:p text:style-name="P1">Training Epoch 30 --- Training Accuracy: <text:s/>50.0%, Validation Accuracy: <text:s/>10.0%, <text:s/>Validation Loss: 1.379</text:p>
      <text:p text:style-name="P1">Training Epoch 31 --- Training Accuracy: <text:s/>50.0%, Validation Accuracy: <text:s/>70.0%, <text:s/>Validation Loss: 1.340</text:p>
      <text:p text:style-name="P1">Training Epoch 32 --- Training Accuracy: <text:s/>50.0%, Validation Accuracy: <text:s/>40.0%, <text:s/>Validation Loss: 1.360</text:p>
      <text:p text:style-name="P1">Training Epoch 33 --- Training Accuracy: <text:s/>50.0%, Validation Accuracy: <text:s/>40.0%, <text:s/>Validation Loss: 1.343</text:p>
      <text:p text:style-name="P1">Training Epoch 34 --- Training Accuracy: <text:s/>50.0%, Validation Accuracy: <text:s/>40.0%, <text:s/>Validation Loss: 1.368</text:p>
      <text:p text:style-name="P1">Training Epoch 35 --- Training Accuracy: <text:s/>50.0%, Validation Accuracy: <text:s/>20.0%, <text:s/>Validation Loss: 1.385</text:p>
      <text:p text:style-name="P1">Training Epoch 36 --- Training Accuracy: <text:s/>50.0%, Validation Accuracy: <text:s/>10.0%, <text:s/>Validation Loss: 1.373</text:p>
      <text:p text:style-name="P1">Training Epoch 37 --- Training Accuracy: <text:s/>50.0%, Validation Accuracy: <text:s/>70.0%, <text:s/>Validation Loss: 1.313</text:p>
      <text:p text:style-name="P1">Training Epoch 38 --- Training Accuracy: <text:s/>50.0%, Validation Accuracy: <text:s/>40.0%, <text:s/>Validation Loss: 1.344</text:p>
      <text:p text:style-name="P1">Training Epoch 39 --- Training Accuracy: <text:s/>50.0%, Validation Accuracy: <text:s/>40.0%, <text:s/>Validation Loss: 1.328</text:p>
      <text:p text:style-name="P1">Training Epoch 40 --- Training Accuracy: <text:s/>50.0%, Validation Accuracy: <text:s/>40.0%, <text:s/>Validation Loss: 1.365</text:p>
      <text:p text:style-name="P1">Training Epoch 41 --- Training Accuracy: <text:s/>50.0%, Validation Accuracy: <text:s/>20.0%, <text:s/>Validation Loss: 1.386</text:p>
      <text:p text:style-name="P1">Training Epoch 42 --- Training Accuracy: <text:s/>50.0%, Validation Accuracy: <text:s/>20.0%, <text:s/>Validation Loss: 1.365</text:p>
      <text:p text:style-name="P1">Training Epoch 43 --- Training Accuracy: <text:s/>50.0%, Validation Accuracy: <text:s/>70.0%, <text:s/>Validation Loss: 1.279</text:p>
      <text:p text:style-name="P1">Training Epoch 44 --- Training Accuracy: <text:s/>50.0%, Validation Accuracy: <text:s/>40.0%, <text:s/>Validation Loss: 1.325</text:p>
      <text:p text:style-name="P1">Training Epoch 45 --- Training Accuracy: <text:s/>50.0%, Validation Accuracy: <text:s/>40.0%, <text:s/>Validation Loss: 1.314</text:p>
      <text:p text:style-name="P1">Training Epoch 46 --- Training Accuracy: <text:s/>50.0%, Validation Accuracy: <text:s/>40.0%, <text:s/>Validation Loss: 1.363</text:p>
      <text:p text:style-name="P1">Training Epoch 47 --- Training Accuracy: <text:s/>50.0%, Validation Accuracy: <text:s/>20.0%, <text:s/>Validation Loss: 1.391</text:p>
      <text:p text:style-name="P1">Training Epoch 48 --- Training Accuracy: <text:s/>50.0%, Validation Accuracy: <text:s/>20.0%, <text:s/>Validation Loss: 1.356</text:p>
      <text:p text:style-name="P1">Training Epoch 49 --- Training Accuracy: <text:s/>50.0%, Validation Accuracy: <text:s/>70.0%, <text:s/>Validation Loss: 1.242</text:p>
      <text:p text:style-name="P1">Training Epoch 50 --- Training Accuracy: <text:s/>50.0%, Validation Accuracy: <text:s/>60.0%, <text:s/>Validation Loss: 1.308</text:p>
      <text:p text:style-name="P1">Training Epoch 51 --- Training Accuracy: <text:s/>50.0%, Validation Accuracy: <text:s/>40.0%, <text:s/>Validation Loss: 1.298</text:p>
      <text:p text:style-name="P1">Training Epoch 52 --- Training Accuracy: <text:s/>50.0%, Validation Accuracy: <text:s/>40.0%, <text:s/>Validation Loss: 1.365</text:p>
      <text:p text:style-name="P1">Training Epoch 53 --- Training Accuracy: <text:s/>50.0%, Validation Accuracy: <text:s/>20.0%, <text:s/>Validation Loss: 1.399</text:p>
      <text:p text:style-name="P1">Training Epoch 54 --- Training Accuracy: <text:s/>50.0%, Validation Accuracy: <text:s/>30.0%, <text:s/>Validation Loss: 1.345</text:p>
      <text:p text:style-name="P1">Training Epoch 55 --- Training Accuracy: <text:s/>50.0%, Validation Accuracy: <text:s/>70.0%, <text:s/>Validation Loss: 1.206</text:p>
      <text:p text:style-name="P1">Training Epoch 56 --- Training Accuracy: <text:s/>50.0%, Validation Accuracy: <text:s/>60.0%, <text:s/>Validation Loss: 1.288</text:p>
      <text:p text:style-name="P1">Training Epoch 57 --- Training Accuracy: <text:s/>50.0%, Validation Accuracy: <text:s/>40.0%, <text:s/>Validation Loss: 1.272</text:p>
      <text:p text:style-name="P1">Training Epoch 58 --- Training Accuracy: <text:s/>50.0%, Validation Accuracy: <text:s/>40.0%, <text:s/>Validation Loss: 1.368</text:p>
      <text:p text:style-name="P1">Training Epoch 59 --- Training Accuracy: <text:s/>50.0%, Validation Accuracy: <text:s/>30.0%, <text:s/>Validation Loss: 1.417</text:p>
      <text:p text:style-name="P1">Training Epoch 60 --- Training Accuracy: <text:s/>50.0%, Validation Accuracy: <text:s/>30.0%, <text:s/>Validation Loss: 1.328</text:p>
      <text:p text:style-name="P1">Training Epoch 61 --- Training Accuracy: <text:s/>50.0%, Validation Accuracy: <text:s/>70.0%, <text:s/>Validation Loss: 1.168</text:p>
      <text:p text:style-name="P1">Training Epoch 62 --- Training Accuracy: <text:s/>50.0%, Validation Accuracy: <text:s/>60.0%, <text:s/>Validation Loss: 1.263</text:p>
      <text:p text:style-name="P1">Training Epoch 63 --- Training Accuracy: <text:s/>50.0%, Validation Accuracy: <text:s/>50.0%, <text:s/>Validation Loss: 1.243</text:p>
      <text:p text:style-name="P1">Training Epoch 64 --- Training Accuracy: <text:s/>50.0%, Validation Accuracy: <text:s/>40.0%, <text:s/>Validation Loss: 1.365</text:p>
      <text:p text:style-name="P1">Training Epoch 65 --- Training Accuracy: <text:s/>50.0%, Validation Accuracy: <text:s/>20.0%, <text:s/>Validation Loss: 1.425</text:p>
      <text:p text:style-name="P1">Training Epoch 66 --- Training Accuracy: <text:s/>50.0%, Validation Accuracy: <text:s/>30.0%, <text:s/>Validation Loss: 1.312</text:p>
      <text:p text:style-name="P1">Training Epoch 67 --- Training Accuracy: <text:s/>50.0%, Validation Accuracy: <text:s/>60.0%, <text:s/>Validation Loss: 1.136</text:p>
      <text:p text:style-name="P1">Training Epoch 68 --- Training Accuracy: <text:s/>50.0%, Validation Accuracy: <text:s/>70.0%, <text:s/>Validation Loss: 1.240</text:p>
      <text:p text:style-name="P1">Training Epoch 69 --- Training Accuracy: <text:s/>50.0%, Validation Accuracy: <text:s/>50.0%, <text:s/>Validation Loss: 1.222</text:p>
      <text:p text:style-name="P1"><text:soft-page-break/>Training Epoch 70 --- Training Accuracy: <text:s/>50.0%, Validation Accuracy: <text:s/>40.0%, <text:s/>Validation Loss: 1.354</text:p>
      <text:p text:style-name="P1">Training Epoch 71 --- Training Accuracy: <text:s/>50.0%, Validation Accuracy: <text:s/>20.0%, <text:s/>Validation Loss: 1.434</text:p>
      <text:p text:style-name="P1">Training Epoch 72 --- Training Accuracy: <text:s/>50.0%, Validation Accuracy: <text:s/>30.0%, <text:s/>Validation Loss: 1.297</text:p>
      <text:p text:style-name="P1">Training Epoch 73 --- Training Accuracy: <text:s/>50.0%, Validation Accuracy: <text:s/>60.0%, <text:s/>Validation Loss: 1.106</text:p>
      <text:p text:style-name="P1">Training Epoch 74 --- Training Accuracy: <text:s/>50.0%, Validation Accuracy: <text:s/>70.0%, <text:s/>Validation Loss: 1.219</text:p>
      <text:p text:style-name="P1">Training Epoch 75 --- Training Accuracy: <text:s/>50.0%, Validation Accuracy: <text:s/>50.0%, <text:s/>Validation Loss: 1.204</text:p>
      <text:p text:style-name="P1">Training Epoch 76 --- Training Accuracy: <text:s/>50.0%, Validation Accuracy: <text:s/>40.0%, <text:s/>Validation Loss: 1.340</text:p>
      <text:p text:style-name="P1">Training Epoch 77 --- Training Accuracy: <text:s/>50.0%, Validation Accuracy: <text:s/>20.0%, <text:s/>Validation Loss: 1.439</text:p>
      <text:p text:style-name="P1">Training Epoch 78 --- Training Accuracy: <text:s/>50.0%, Validation Accuracy: <text:s/>40.0%, <text:s/>Validation Loss: 1.282</text:p>
      <text:p text:style-name="P1">Training Epoch 79 --- Training Accuracy: <text:s/>50.0%, Validation Accuracy: <text:s/>60.0%, <text:s/>Validation Loss: 1.078</text:p>
      <text:p text:style-name="P1">Training Epoch 80 --- Training Accuracy: <text:s/>50.0%, Validation Accuracy: <text:s/>70.0%, <text:s/>Validation Loss: 1.201</text:p>
      <text:p text:style-name="P1">Training Epoch 81 --- Training Accuracy: <text:s/>50.0%, Validation Accuracy: <text:s/>50.0%, <text:s/>Validation Loss: 1.187</text:p>
      <text:p text:style-name="P1">Training Epoch 82 --- Training Accuracy: <text:s/>50.0%, Validation Accuracy: <text:s/>40.0%, <text:s/>Validation Loss: 1.319</text:p>
      <text:p text:style-name="P1">Training Epoch 83 --- Training Accuracy: <text:s/>50.0%, Validation Accuracy: <text:s/>30.0%, <text:s/>Validation Loss: 1.444</text:p>
      <text:p text:style-name="P1">Training Epoch 84 --- Training Accuracy: <text:s/>50.0%, Validation Accuracy: <text:s/>40.0%, <text:s/>Validation Loss: 1.270</text:p>
      <text:p text:style-name="P1">Training Epoch 85 --- Training Accuracy: <text:s/>50.0%, Validation Accuracy: <text:s/>70.0%, <text:s/>Validation Loss: 1.049</text:p>
      <text:p text:style-name="P1">Training Epoch 86 --- Training Accuracy: <text:s/>50.0%, Validation Accuracy: <text:s/>70.0%, <text:s/>Validation Loss: 1.182</text:p>
      <text:p text:style-name="P1">Training Epoch 87 --- Training Accuracy: <text:s/>50.0%, Validation Accuracy: <text:s/>50.0%, <text:s/>Validation Loss: 1.170</text:p>
      <text:p text:style-name="P1">Training Epoch 88 --- Training Accuracy: <text:s/>50.0%, Validation Accuracy: <text:s/>40.0%, <text:s/>Validation Loss: 1.293</text:p>
      <text:p text:style-name="P1">Training Epoch 89 --- Training Accuracy: <text:s/>60.0%, Validation Accuracy: <text:s/>30.0%, <text:s/>Validation Loss: 1.445</text:p>
      <text:p text:style-name="P1">Training Epoch 90 --- Training Accuracy: <text:s/>60.0%, Validation Accuracy: <text:s/>40.0%, <text:s/>Validation Loss: 1.256</text:p>
      <text:p text:style-name="P1">Training Epoch 91 --- Training Accuracy: <text:s/>60.0%, Validation Accuracy: <text:s/>70.0%, <text:s/>Validation Loss: 1.020</text:p>
      <text:p text:style-name="P1">Training Epoch 92 --- Training Accuracy: <text:s/>60.0%, Validation Accuracy: <text:s/>70.0%, <text:s/>Validation Loss: 1.163</text:p>
      <text:p text:style-name="P1">Training Epoch 93 --- Training Accuracy: <text:s/>70.0%, Validation Accuracy: <text:s/>50.0%, <text:s/>Validation Loss: 1.155</text:p>
      <text:p text:style-name="P1">Training Epoch 94 --- Training Accuracy: <text:s/>70.0%, Validation Accuracy: <text:s/>40.0%, <text:s/>Validation Loss: 1.261</text:p>
      <text:p text:style-name="P1">Training Epoch 95 --- Training Accuracy: <text:s/>70.0%, Validation Accuracy: <text:s/>30.0%, <text:s/>Validation Loss: 1.442</text:p>
      <text:p text:style-name="P1">Training Epoch 96 --- Training Accuracy: <text:s/>70.0%, Validation Accuracy: <text:s/>40.0%, <text:s/>Validation Loss: 1.239</text:p>
      <text:p text:style-name="P1">Training Epoch 97 --- Training Accuracy: <text:s/>70.0%, Validation Accuracy: <text:s/>70.0%, <text:s/>Validation Loss: 0.984</text:p>
      <text:p text:style-name="P1">Training Epoch 98 --- Training Accuracy: <text:s/>70.0%, Validation Accuracy: <text:s/>70.0%, <text:s/>Validation Loss: 1.145</text:p>
      <text:p text:style-name="P1">Training Epoch 99 --- Training Accuracy: <text:s/>70.0%, Validation Accuracy: <text:s/>50.0%, <text:s/>Validation Loss: 1.144</text:p>
      <text:p text:style-name="P1">Training Epoch 100 --- Training Accuracy: <text:s/>70.0%, Validation Accuracy: <text:s/>40.0%, <text:s/>Validation Loss: 1.233</text:p>
      <text:p text:style-name="P1">Training Epoch 101 --- Training Accuracy: <text:s/>70.0%, Validation Accuracy: <text:s/>40.0%, <text:s/>Validation Loss: 1.438</text:p>
      <text:p text:style-name="P1">Training Epoch 102 --- Training Accuracy: <text:s/>70.0%, Validation Accuracy: <text:s/>40.0%, <text:s/>Validation Loss: 1.230</text:p>
      <text:p text:style-name="P1">Training Epoch 103 --- Training Accuracy: <text:s/>70.0%, Validation Accuracy: <text:s/>70.0%, <text:s/>Validation Loss: 0.955</text:p>
      <text:p text:style-name="P1">Training Epoch 104 --- Training Accuracy: <text:s/>70.0%, Validation Accuracy: <text:s/>70.0%, <text:s/>Validation Loss: 1.129</text:p>
      <text:p text:style-name="P1">Training Epoch 105 --- Training Accuracy: <text:s/>70.0%, Validation Accuracy: <text:s/>50.0%, <text:s/>Validation Loss: 1.130</text:p>
      <text:p text:style-name="P1">Training Epoch 106 --- Training Accuracy: <text:s/>70.0%, Validation Accuracy: <text:s/>40.0%, <text:s/>Validation Loss: 1.212</text:p>
      <text:p text:style-name="P1">Training Epoch 107 --- Training Accuracy: <text:s/>70.0%, Validation Accuracy: <text:s/>40.0%, <text:s/>Validation Loss: 1.435</text:p>
      <text:p text:style-name="P1">Training Epoch 108 --- Training Accuracy: <text:s/>70.0%, Validation Accuracy: <text:s/>40.0%, <text:s/>Validation Loss: 1.220</text:p>
      <text:p text:style-name="P1"><text:soft-page-break/>Training Epoch 109 --- Training Accuracy: <text:s/>70.0%, Validation Accuracy: <text:s/>70.0%, <text:s/>Validation Loss: 0.927</text:p>
      <text:p text:style-name="P1">Training Epoch 110 --- Training Accuracy: <text:s/>70.0%, Validation Accuracy: <text:s/>70.0%, <text:s/>Validation Loss: 1.118</text:p>
      <text:p text:style-name="P1">Training Epoch 111 --- Training Accuracy: <text:s/>70.0%, Validation Accuracy: <text:s/>50.0%, <text:s/>Validation Loss: 1.117</text:p>
      <text:p text:style-name="P1">Training Epoch 112 --- Training Accuracy: <text:s/>70.0%, Validation Accuracy: <text:s/>40.0%, <text:s/>Validation Loss: 1.192</text:p>
      <text:p text:style-name="P1">Training Epoch 113 --- Training Accuracy: <text:s/>70.0%, Validation Accuracy: <text:s/>40.0%, <text:s/>Validation Loss: 1.433</text:p>
      <text:p text:style-name="P1">Training Epoch 114 --- Training Accuracy: <text:s/>70.0%, Validation Accuracy: <text:s/>40.0%, <text:s/>Validation Loss: 1.211</text:p>
      <text:p text:style-name="P1">Training Epoch 115 --- Training Accuracy: <text:s/>70.0%, Validation Accuracy: <text:s/>80.0%, <text:s/>Validation Loss: 0.902</text:p>
      <text:p text:style-name="P1">Training Epoch 116 --- Training Accuracy: <text:s/>70.0%, Validation Accuracy: <text:s/>70.0%, <text:s/>Validation Loss: 1.107</text:p>
      <text:p text:style-name="P1">Training Epoch 117 --- Training Accuracy: <text:s/>70.0%, Validation Accuracy: <text:s/>50.0%, <text:s/>Validation Loss: 1.105</text:p>
      <text:p text:style-name="P1">Training Epoch 118 --- Training Accuracy: <text:s/>70.0%, Validation Accuracy: <text:s/>40.0%, <text:s/>Validation Loss: 1.176</text:p>
      <text:p text:style-name="P1">Training Epoch 119 --- Training Accuracy: <text:s/>70.0%, Validation Accuracy: <text:s/>40.0%, <text:s/>Validation Loss: 1.430</text:p>
      <text:p text:style-name="P1">Training Epoch 120 --- Training Accuracy: <text:s/>70.0%, Validation Accuracy: <text:s/>30.0%, <text:s/>Validation Loss: 1.203</text:p>
      <text:p text:style-name="P1">(dlpy2) raj@raj-desktop:~/Dropbox/files/EmoryUni/Lab_SourceCode/histoclassifier/multiclassifier$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5:17:27.219636004</meta:creation-date>
    <dc:date>2018-05-23T17:46:24.680356538</dc:date>
    <meta:editing-duration>PT2H18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41" meta:word-count="1739" meta:character-count="13719" meta:non-whitespace-character-count="11755"/>
  </office:meta>
</office:document-meta>
</file>